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lbertusMTStdRegular" svg:font-family="AlbertusMTStdRegular"/>
    <style:font-face style:name="Mangal1" svg:font-family="Mangal"/>
    <style:font-face style:name="OpenSymbol" svg:font-family="OpenSymbol"/>
    <style:font-face style:name="SourceCodePro-Black" svg:font-family="SourceCodePro-Black"/>
    <style:font-face style:name="Source Code Pro Black" svg:font-family="'Source Code Pro Black'" style:font-family-generic="modern" style:font-pitch="fixed"/>
    <style:font-face style:name="Source Code Pro Black1" svg:font-family="'Source Code Pro Black'" style:font-adornments="Regular" style:font-family-generic="modern" style:font-pitch="fixed"/>
    <style:font-face style:name="Times New Roman" svg:font-family="'Times New Roman'" style:font-family-generic="roman" style:font-pitch="variable"/>
    <style:font-face style:name="Albertus MT Std" svg:font-family="'Albertus MT Std'"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SourceCodePro-Black" fo:font-size="22pt" style:font-name-asian="SourceCodePro-Black" style:font-size-asian="22pt" style:font-name-complex="SourceCodePro-Black" style:font-size-complex="22pt"/>
    </style:style>
    <style:style style:name="P2" style:family="paragraph" style:parent-style-name="Standard" style:list-style-name="">
      <style:paragraph-properties fo:text-align="center" style:justify-single-word="false" style:text-autospace="none"/>
      <style:text-properties style:font-name="SourceCodePro-Black" fo:font-size="22pt" style:text-underline-style="solid" style:text-underline-width="auto" style:text-underline-color="font-color" style:font-name-asian="SourceCodePro-Black" style:font-size-asian="22pt" style:font-name-complex="SourceCodePro-Black" style:font-size-complex="22pt"/>
    </style:style>
    <style:style style:name="P3" style:family="paragraph" style:parent-style-name="Standard" style:list-style-name="">
      <style:paragraph-properties fo:text-align="start" style:justify-single-word="false" style:text-autospace="none"/>
      <style:text-properties style:font-name="SourceCodePro-Black" fo:font-size="18pt" style:font-name-asian="SourceCodePro-Black" style:font-size-asian="18pt" style:font-name-complex="SourceCodePro-Black" style:font-size-complex="18pt"/>
    </style:style>
    <style:style style:name="P4" style:family="paragraph" style:parent-style-name="Standard" style:list-style-name="">
      <style:paragraph-properties fo:text-align="start" style:justify-single-word="false" style:text-autospace="none"/>
      <style:text-properties style:font-name="AlbertusMTStdRegular" fo:font-size="22pt" style:font-name-asian="AlbertusMTStdRegular" style:font-size-asian="22pt" style:font-name-complex="AlbertusMTStdRegular" style:font-size-complex="22pt"/>
    </style:style>
    <style:style style:name="P5" style:family="paragraph" style:parent-style-name="Standard" style:list-style-name="">
      <style:paragraph-properties fo:text-align="start" style:justify-single-word="false" style:text-autospace="none"/>
      <style:text-properties style:font-name="AlbertusMTStdRegular" fo:font-size="16pt" style:font-name-asian="AlbertusMTStdRegular" style:font-size-asian="16pt" style:font-name-complex="AlbertusMTStdRegular" style:font-size-complex="16pt"/>
    </style:style>
    <style:style style:name="P6" style:family="paragraph" style:parent-style-name="Standard" style:list-style-name="">
      <style:paragraph-properties fo:text-align="start" style:justify-single-word="false" style:text-autospace="none"/>
      <style:text-properties style:font-name="AlbertusMTStdRegular" fo:font-size="18pt" style:font-name-asian="AlbertusMTStdRegular" style:font-size-asian="18pt" style:font-name-complex="AlbertusMTStdRegular" style:font-size-complex="18pt"/>
    </style:style>
    <style:style style:name="P7" style:family="paragraph" style:parent-style-name="Standard" style:list-style-name="">
      <style:paragraph-properties style:text-autospace="none"/>
    </style:style>
    <style:style style:name="P8" style:family="paragraph" style:parent-style-name="Standard" style:list-style-name="">
      <style:paragraph-properties style:text-autospace="none"/>
      <style:text-properties style:font-name="Source Code Pro Black" fo:font-size="22pt" style:font-size-asian="22pt" style:font-size-complex="22pt"/>
    </style:style>
    <style:style style:name="P9" style:family="paragraph" style:parent-style-name="Standard" style:list-style-name="">
      <style:paragraph-properties fo:text-align="center" style:justify-single-word="false" style:text-autospace="none"/>
      <style:text-properties style:font-name="Source Code Pro Black" fo:font-size="22pt" style:text-underline-style="solid" style:text-underline-width="auto" style:text-underline-color="font-color" fo:font-weight="bold" style:font-size-asian="22pt" style:font-weight-asian="bold" style:font-size-complex="22pt" style:font-weight-complex="bold"/>
    </style:style>
    <style:style style:name="P10" style:family="paragraph" style:parent-style-name="Standard" style:list-style-name="">
      <style:paragraph-properties fo:text-align="start" style:justify-single-word="false" style:text-autospace="none"/>
      <style:text-properties style:font-name="Albertus MT Std" fo:font-size="18pt" style:text-underline-style="none" fo:font-weight="normal" style:font-size-asian="18pt" style:font-weight-asian="normal" style:font-size-complex="18pt" style:font-weight-complex="normal"/>
    </style:style>
    <style:style style:name="P11" style:family="paragraph" style:parent-style-name="Standard" style:list-style-name="L1">
      <style:paragraph-properties fo:text-align="start" style:justify-single-word="false" style:text-autospace="none"/>
      <style:text-properties style:font-name="Albertus MT Std" fo:font-size="18pt" style:text-underline-style="none" fo:font-weight="normal" style:font-size-asian="18pt" style:font-weight-asian="normal" style:font-size-complex="18pt" style:font-weight-complex="normal"/>
    </style:style>
    <style:style style:name="P12" style:family="paragraph" style:parent-style-name="Standard">
      <style:paragraph-properties fo:text-align="start" style:justify-single-word="false" style:text-autospace="none"/>
      <style:text-properties style:font-name="Albertus MT Std" fo:font-size="18pt" style:text-underline-style="none" fo:font-weight="normal" style:font-size-asian="18pt" style:font-weight-asian="normal" style:font-size-complex="18pt" style:font-weight-complex="normal"/>
    </style:style>
    <style:style style:name="P13" style:family="paragraph" style:parent-style-name="Standard" style:list-style-name="L2">
      <style:paragraph-properties fo:text-align="start" style:justify-single-word="false" style:text-autospace="none"/>
      <style:text-properties style:font-name="Albertus MT Std" fo:font-size="18pt" style:text-underline-style="none" fo:font-weight="normal" style:font-size-asian="18pt" style:font-weight-asian="normal" style:font-size-complex="18pt" style:font-weight-complex="normal"/>
    </style:style>
    <style:style style:name="P14" style:family="paragraph" style:parent-style-name="Standard" style:list-style-name="">
      <style:paragraph-properties fo:text-align="center" style:justify-single-word="false" style:text-autospace="none"/>
      <style:text-properties style:font-name="Albertus MT Std" fo:font-size="18pt" style:text-underline-style="none" fo:font-weight="normal" style:font-size-asian="18pt" style:font-weight-asian="normal" style:font-size-complex="18pt" style:font-weight-complex="normal"/>
    </style:style>
    <style:style style:name="P15" style:family="paragraph" style:parent-style-name="Standard" style:list-style-name="">
      <style:paragraph-properties fo:text-align="start" style:justify-single-word="false" style:text-autospace="none"/>
      <style:text-properties style:font-name="Source Code Pro Black1" fo:font-size="18pt" style:text-underline-style="none" fo:font-weight="normal" style:font-size-asian="18pt" style:font-weight-asian="normal" style:font-size-complex="18pt" style:font-weight-complex="normal"/>
    </style:style>
    <style:style style:name="P16" style:family="paragraph" style:parent-style-name="Standard">
      <style:paragraph-properties fo:text-align="start" style:justify-single-word="false" style:text-autospace="none"/>
      <style:text-properties style:font-name="Source Code Pro Black1" fo:font-size="18pt" style:text-underline-style="none" fo:font-weight="normal" style:font-size-asian="18pt" style:font-weight-asian="normal" style:font-size-complex="18pt" style:font-weight-complex="normal"/>
    </style:style>
    <style:style style:name="P17" style:family="paragraph" style:parent-style-name="Standard" style:list-style-name="L4">
      <style:paragraph-properties fo:line-height="115%" fo:text-align="start" style:justify-single-word="false" style:text-autospace="none"/>
      <style:text-properties style:font-name="Source Code Pro Black1" fo:font-size="18pt" style:text-underline-style="none" fo:font-weight="normal" style:font-size-asian="18pt" style:font-weight-asian="normal" style:font-size-complex="18pt" style:font-weight-complex="normal"/>
    </style:style>
    <style:style style:name="P18" style:family="paragraph" style:parent-style-name="Standard" style:list-style-name="">
      <style:paragraph-properties fo:text-align="center" style:justify-single-word="false" style:text-autospace="none"/>
      <style:text-properties style:font-name="Source Code Pro Black1" fo:font-size="22pt" style:text-underline-style="solid" style:text-underline-width="auto" style:text-underline-color="font-color" fo:font-weight="bold" style:font-size-asian="22pt" style:font-weight-asian="bold" style:font-size-complex="22pt" style:font-weight-complex="bold"/>
    </style:style>
    <style:style style:name="P19" style:family="paragraph" style:parent-style-name="Standard" style:list-style-name="">
      <style:paragraph-properties fo:text-align="center" style:justify-single-word="false" style:text-autospace="none"/>
      <style:text-properties style:font-name="Source Code Pro Black1" fo:font-size="22pt" style:text-underline-style="solid" style:text-underline-width="auto" style:text-underline-color="font-color" fo:font-weight="normal" style:font-size-asian="22pt" style:font-weight-asian="normal" style:font-size-complex="22pt" style:font-weight-complex="normal"/>
    </style:style>
    <style:style style:name="P20" style:family="paragraph" style:parent-style-name="List_20_Paragraph" style:list-style-name="L4">
      <style:paragraph-properties fo:line-height="115%" fo:text-align="start" style:justify-single-word="false" style:text-autospace="none"/>
      <style:text-properties style:font-name="Albertus MT Std" fo:font-size="18pt" style:text-underline-style="none" fo:font-weight="normal" style:font-size-asian="18pt" style:font-weight-asian="normal" style:font-size-complex="18pt" style:font-weight-complex="normal"/>
    </style:style>
    <style:style style:name="P21" style:family="paragraph" style:parent-style-name="List_20_Paragraph" style:list-style-name="L4">
      <style:paragraph-properties fo:line-height="115%" fo:text-align="start" style:justify-single-word="false" style:text-autospace="none"/>
    </style:style>
    <style:style style:name="P22" style:family="paragraph" style:parent-style-name="List_20_Paragraph">
      <style:paragraph-properties fo:margin-left="0in" fo:margin-right="0in" fo:line-height="115%" fo:text-align="start" style:justify-single-word="false" fo:text-indent="0in" style:auto-text-indent="false" style:text-autospace="none"/>
      <style:text-properties style:font-name="Albertus MT Std" fo:font-size="18pt" style:text-underline-style="none" fo:font-weight="normal" style:font-size-asian="18pt" style:font-weight-asian="normal" style:font-size-complex="18pt" style:font-weight-complex="normal"/>
    </style:style>
    <style:style style:name="P23" style:family="paragraph" style:parent-style-name="List_20_Paragraph">
      <style:paragraph-properties fo:margin-left="0in" fo:margin-right="0in" fo:line-height="115%" fo:text-align="start" style:justify-single-word="false" fo:text-indent="0in" style:auto-text-indent="false" style:text-autospace="none"/>
    </style:style>
    <style:style style:name="P24" style:family="paragraph" style:parent-style-name="List_20_Paragraph" style:list-style-name="L4">
      <style:paragraph-properties fo:margin-left="0in" fo:margin-right="0in" fo:line-height="115%" fo:text-align="start" style:justify-single-word="false" fo:text-indent="0in" style:auto-text-indent="false" style:text-autospace="none"/>
    </style:style>
    <style:style style:name="T1" style:family="text">
      <style:text-properties style:font-name="AlbertusMTStdRegular" fo:font-size="18pt" style:font-name-asian="AlbertusMTStdRegular" style:font-size-asian="18pt" style:font-name-complex="AlbertusMTStdRegular" style:font-size-complex="18pt"/>
    </style:style>
    <style:style style:name="T2" style:family="text">
      <style:text-properties style:font-name-asian="AlbertusMTStdRegular" style:font-name-complex="AlbertusMTStdRegular"/>
    </style:style>
    <style:style style:name="T3" style:family="text">
      <style:text-properties style:font-name="Albertus MT Std"/>
    </style:style>
    <style:style style:name="T4" style:family="text">
      <style:text-properties style:font-name="Albertus MT Std" fo:font-size="18pt" style:text-underline-style="none" fo:font-weight="normal" style:font-name-asian="AlbertusMTStdRegular" style:font-size-asian="18pt" style:font-weight-asian="normal" style:font-name-complex="AlbertusMTStdRegular" style:font-size-complex="18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ITARTH: Compiling Notes</text:p>
      <text:p text:style-name="P1"/>
      <text:p text:style-name="P4">Ahmed</text:p>
      <text:p text:style-name="P4"/>
      <text:p text:style-name="P2">INTERVIEW SCRIPT</text:p>
      <text:p text:style-name="P1"/>
      <text:p text:style-name="P1">INTRO:</text:p>
      <text:p text:style-name="P5">Hello, my name is Ahmed. In this interview I will asking you several questions about your day to day lifestyle. This is just so I can pick you brains and see your daily or even weekly problems which will then help me design an app to get rid of these issues and make your life much more efficient. So lets get started !</text:p>
      <text:p text:style-name="P5"/>
      <text:p text:style-name="P3">Questions:</text:p>
      <text:p text:style-name="P3"/>
      <text:p text:style-name="P6">How does your day to day life look like?</text:p>
      <text:p text:style-name="P6"/>
      <text:p text:style-name="P6">Do you get much exercise?</text:p>
      <text:p text:style-name="P6"/>
      <text:p text:style-name="P6">What do you look forwards to the most everyday?</text:p>
      <text:p text:style-name="P6"/>
      <text:p text:style-name="P6">What breaks your flow of study?</text:p>
      <text:p text:style-name="P6"/>
      <text:p text:style-name="P6">What are some of your daily problems you struggle with?</text:p>
      <text:p text:style-name="P6"/>
      <text:p text:style-name="P6">Moving forward from this problem how have you tried to change?</text:p>
      <text:p text:style-name="P6"/>
      <text:p text:style-name="P6"><text:soft-page-break/>Have you faced these problems before if so how did you deal with it?</text:p>
      <text:p text:style-name="P6"/>
      <text:p text:style-name="P6">Do you believe these class politics are getting in the way of your education?</text:p>
      <text:p text:style-name="P6"/>
      <text:p text:style-name="P6">Have you spoken to anyone about this issue?</text:p>
      <text:p text:style-name="P6"/>
      <text:p text:style-name="P6">Are your teachers aware of theses issues?</text:p>
      <text:p text:style-name="P6"/>
      <text:p text:style-name="P6">What makes you the most anxious during your day?</text:p>
      <text:p text:style-name="P6"/>
      <text:p text:style-name="P6">How do you find you inner-peace in order to calm down?</text:p>
      <text:p text:style-name="P6"/>
      <text:p text:style-name="P1">ROUND TWO</text:p>
      <text:p text:style-name="P1"/>
      <text:p text:style-name="P6">How do prioritize your time?</text:p>
      <text:p text:style-name="P6"/>
      <text:p text:style-name="P6">Is there a connection between any of these answers you gave me, E.g. Do you often discuss work with friends?</text:p>
      <text:p text:style-name="P6"/>
      <text:p text:style-name="P6">You mentioned earlier that you had one book for each subject,Do you think it would help to make digital notes?</text:p>
      <text:p text:style-name="P6"/>
      <text:p text:style-name="P7"><text:span text:style-name="T1">So are you saying multi-tasking isn't one of your key traits?</text:span></text:p>
      <text:p text:style-name="P8"><text:span text:style-name="T2"/></text:p>
      <text:p text:style-name="P8"><text:span text:style-name="T2"/></text:p>
      <text:p text:style-name="P8"><text:soft-page-break/><text:span text:style-name="T2"/></text:p>
      <text:p text:style-name="P8"><text:span text:style-name="T2"/></text:p>
      <text:p text:style-name="P9"><text:span text:style-name="T2">Scenario</text:span></text:p>
      <text:p text:style-name="P9"><text:span text:style-name="T2"/></text:p>
      <text:p text:style-name="P10"><text:span text:style-name="T2">Kritarth is a full time student who's having a hard time during his classes with keeping notes organized. He would like all of his notes compiled because he has one book for all of his lessons. Kritarth would also like to be able to record lessons so he can revisit the notes.</text:span></text:p>
      <text:p text:style-name="P10"><text:span text:style-name="T2"/></text:p>
      <text:p text:style-name="P18"><text:span text:style-name="T2">User Stories</text:span></text:p>
      <text:p text:style-name="P10"><text:span text:style-name="T2"/></text:p>
      <text:p text:style-name="P10"><text:span text:style-name="T2"/></text:p>
      <text:p text:style-name="P10"><text:span text:style-name="T2">As a passionate student, Kritarth thinks it would be ideal if he is able record the lessons, this is so if he misses any notes he could revisit the lecture and complete his notes.</text:span></text:p>
      <text:p text:style-name="P10"><text:span text:style-name="T2"/></text:p>
      <text:p text:style-name="P10"><text:span text:style-name="T2">As a passionate student, Kritarth wants all of his previous notes compiled and organized, this is so if wants to revisit them in the future it be easy to access and he would spend less time looking for what he wants.</text:span></text:p>
      <text:p text:style-name="P10"><text:span text:style-name="T2"/></text:p>
      <text:p text:style-name="P10"><text:span text:style-name="T2">As a passionate student, Kritarth wants a way of having his notes </text:span></text:p>
      <text:p text:style-name="P10"><text:span text:style-name="T2">separated into different branches (courses) so that in the future he can put his notes into the necessary branch which will avoid him having to re-organize his notes. </text:span></text:p>
      <text:p text:style-name="P10"><text:span text:style-name="T2"/></text:p>
      <text:p text:style-name="P10"><text:span text:style-name="T2"/></text:p>
      <text:p text:style-name="P10"><text:span text:style-name="T2"/></text:p>
      <text:p text:style-name="P10"><text:span text:style-name="T2"/></text:p>
      <text:p text:style-name="P10"><text:soft-page-break/><text:span text:style-name="T2"/></text:p>
      <text:p text:style-name="P14"><text:span text:style-name="T2"/></text:p>
      <text:p text:style-name="P10"><text:span text:style-name="T2"/></text:p>
      <text:p text:style-name="P19"><text:span text:style-name="T2">Use Case:</text:span></text:p>
      <text:p text:style-name="P10"><text:span text:style-name="T2"/></text:p>
      <text:p text:style-name="P10"><text:span text:style-name="T2"/></text:p>
      <text:p text:style-name="P15"><text:span text:style-name="T2">Primary Actors: </text:span></text:p>
      <text:list xml:id="list783902246931790612" text:style-name="L1">
        <text:list-item>
          <text:p text:style-name="P11"><text:span text:style-name="T2">User</text:span></text:p>
        </text:list-item>
        <text:list-item>
          <text:p text:style-name="P11"><text:span text:style-name="T2">App</text:span></text:p>
        </text:list-item>
        <text:list-item>
          <text:p text:style-name="P11"><text:span text:style-name="T2">Notes are compiled </text:span></text:p>
        </text:list-item>
      </text:list>
      <text:p text:style-name="P12"><text:span text:style-name="T2"/></text:p>
      <text:p text:style-name="P12"><text:span text:style-name="T2"/></text:p>
      <text:p text:style-name="P16"><text:span text:style-name="T2">Preconditions:</text:span></text:p>
      <text:list xml:id="list3216630284053344142" text:style-name="L2">
        <text:list-item>
          <text:p text:style-name="P13"><text:span text:style-name="T2">Network connection active</text:span></text:p>
        </text:list-item>
        <text:list-item>
          <text:p text:style-name="P13"><text:span text:style-name="T2">App installed</text:span></text:p>
        </text:list-item>
      </text:list>
      <text:p text:style-name="P12"><text:span text:style-name="T2"/></text:p>
      <text:p text:style-name="P12"><text:span text:style-name="T2"/></text:p>
      <text:p text:style-name="P16"><text:span text:style-name="T2">Basic Flow:</text:span></text:p>
      <text:list xml:id="list1323445568036894871" text:style-name="L4">
        <text:list-item>
          <text:p text:style-name="P20"><text:span text:style-name="T2">User opens the app</text:span></text:p>
        </text:list-item>
        <text:list-item>
          <text:p text:style-name="P20"><text:span text:style-name="T2">App prompts to login form</text:span></text:p>
        </text:list-item>
        <text:list-item>
          <text:p text:style-name="P20"><text:span text:style-name="T2">User enters username and password </text:span></text:p>
        </text:list-item>
        <text:list-item>
          <text:p text:style-name="P20"><text:span text:style-name="T2">User verifies and validates</text:span></text:p>
        </text:list-item>
        <text:list-item>
          <text:p text:style-name="P20"><text:span text:style-name="T2">User gets a message welcoming them back</text:span></text:p>
        </text:list-item>
        <text:list-item>
          <text:p text:style-name="P20"><text:span text:style-name="T2">App shows a search bar and the available actions which are branches (Javascript, Php, Css and etc ) and also the 'Revise Later List'. </text:span></text:p>
        </text:list-item>
        <text:list-item>
          <text:p text:style-name="P20"><text:span text:style-name="T2">User selects the chosen branch and now has option of seeing his recorded notes or written notes.</text:span></text:p>
        </text:list-item>
        <text:list-item>
          <text:p text:style-name="P20"><text:span text:style-name="T2">Once the user selects which form of his notes he wants to </text:span><text:soft-page-break/><text:span text:style-name="T2">see the user has the option to add, delete and edit their notes. The user also has the option of moving his notes to another branch if desired.</text:span></text:p>
        </text:list-item>
        <text:list-item>
          <text:p text:style-name="P20"><text:span text:style-name="T2">While reading/watching the user also has the ability to add the selected notes to a 'Revise Later List' and what this does is, if your notes have numerous pages it will save the page you were reading on. Similarly the user can also add their video form of notes to the 'Revise Later List' and will be added to that list and when opened there it will open up from the time you stopped watching the video</text:span></text:p>
        </text:list-item>
      </text:list>
      <text:p text:style-name="P22"><text:span text:style-name="T2"/></text:p>
      <text:list xml:id="list31205462" text:continue-numbering="true" text:style-name="L4">
        <text:list-header>
          <text:p text:style-name="P17"><text:span text:style-name="T2">Alternative Flow:</text:span></text:p>
          <text:p text:style-name="P21"><text:span text:style-name="T4"/></text:p>
          <text:p text:style-name="P24"><text:span text:style-name="T4"><text:s text:c="2"/>3a.<text:tab/><text:tab/>Username is not valid</text:span></text:p>
          <text:p text:style-name="P24"><text:span text:style-name="T4"><text:s text:c="2"/>3a1. <text:tab/>App shows error message: "New here? Register now" <text:tab/><text:tab/><text:tab/>and "Forgot Your Password or Username?"</text:span></text:p>
        </text:list-header>
      </text:list>
      <text:p text:style-name="P23"><text:span text:style-name="T4"><text:s text:c="2"/>7a. <text:tab/>User selects the 'Revise Later List' </text:span></text:p>
      <text:p text:style-name="P23"><text:span text:style-name="T4"><text:s text:c="2"/>7a1. <text:s text:c="5"/>Once the 'Revise Later List' is selected the user has <text:tab/><text:tab/><text:tab/>sees his unfinished recorded notes or written.<text:tab/></text:span></text:p>
      <text:p text:style-name="P23"><text:span text:style-name="T4"><text:s text:c="2"/>7a2.<text:tab/>Once notes are fully revised they are removed from the <text:tab/><text:tab/>list. <text:s/></text:span></text:p>
      <text:p text:style-name="P23"><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lbertusMTStdRegular" svg:font-family="AlbertusMTStdRegular"/>
    <style:font-face style:name="Mangal1" svg:font-family="Mangal"/>
    <style:font-face style:name="OpenSymbol" svg:font-family="OpenSymbol"/>
    <style:font-face style:name="SourceCodePro-Black" svg:font-family="SourceCodePro-Black"/>
    <style:font-face style:name="Source Code Pro Black" svg:font-family="'Source Code Pro Black'" style:font-family-generic="modern" style:font-pitch="fixed"/>
    <style:font-face style:name="Source Code Pro Black1" svg:font-family="'Source Code Pro Black'" style:font-adornments="Regular" style:font-family-generic="modern" style:font-pitch="fixed"/>
    <style:font-face style:name="Times New Roman" svg:font-family="'Times New Roman'" style:font-family-generic="roman" style:font-pitch="variable"/>
    <style:font-face style:name="Albertus MT Std" svg:font-family="'Albertus MT Std'"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sen</meta:initial-creator>
    <meta:creation-date>2019-03-15T09:11:18.97</meta:creation-date>
    <meta:document-statistic meta:table-count="0" meta:image-count="0" meta:object-count="0" meta:page-count="5" meta:paragraph-count="55" meta:word-count="685" meta:character-count="3703"/>
    <dc:date>2019-03-19T11:01:46.94</dc:date>
    <dc:creator>james sen</dc:creator>
    <meta:editing-duration>P3DT23H4M20S</meta:editing-duration>
    <meta:editing-cycles>1</meta:editing-cycles>
    <meta:generator>OpenOffice/4.1.5$Win32 OpenOffice.org_project/415m1$Build-9789</meta:generator>
  </office:meta>
</office:document-meta>
</file>